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0532" officeooo:paragraph-rsid="00110532"/>
    </style:style>
    <style:style style:name="P2" style:family="paragraph" style:parent-style-name="Text_20_body">
      <style:text-properties officeooo:rsid="00110532" officeooo:paragraph-rsid="00110532"/>
    </style:style>
    <style:style style:name="T1" style:family="text">
      <style:text-properties officeooo:rsid="0014d0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t is de code voor mijn game. Ik heb er een 2D coin collector-game van gemaakt. Met behulp van Unity is het me gelukt om een werkende game in elkaar te zetten.</text:p>
      <text:p text:style-name="Text_20_body">De game bestaat uit een aantal scriptjes. Er is er eentje die de tijd bijhoudt, een ander waarmee je de game opnieuw kunt starten (resetten), en natuurlijk een script voor de basismovement van de speler. In dat script staat simpelweg dat je kunt lopen en springen, en het houdt ook je score bij wanneer je munten verzamelt.</text:p>
      <text:p text:style-name="Text_20_body">Daarnaast heb ik een script genaamd <text:span text:style-name="T1">gritspauwner</text:span>. Dat is misschien wel het leukste onderdeel: hiermee worden de coins op willekeurige plekken in de wereld gespawned. In het begin had ik wel een probleem — sommige coins kwamen deels in blokken terecht of zaten er net half in. Dat zag er rommelig uit en werkte niet goed.</text:p>
      <text:p text:style-name="Text_20_body">Uiteindelijk heb ik daar een simpele en efficiënte oplossing voor gevonden. Door het spawn-systeem slim te laten controleren of een plek beschikbaar is, worden de coins nu netjes en logisch geplaatst. Het werkt verrassend goed en maakt het spelen ook leuker.</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document-statistic meta:table-count="0" meta:image-count="0" meta:object-count="0" meta:page-count="1" meta:paragraph-count="4" meta:word-count="185" meta:character-count="1061" meta:non-whitespace-character-count="879"/>
  </office:meta>
</office:document-meta>
</file>